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87mm"/>
    </style:style>
    <style:style style:name="co2" style:family="table-column">
      <style:table-column-properties fo:break-before="auto" style:column-width="70.8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46.62mm"/>
    </style:style>
    <style:style style:name="co5" style:family="table-column">
      <style:table-column-properties fo:break-before="auto" style:column-width="25.19mm"/>
    </style:style>
    <style:style style:name="co6" style:family="table-column">
      <style:table-column-properties fo:break-before="auto" style:column-width="46.1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uperuse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2_travelplann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tyfikacje automatycz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travel_planner_notifications@gmail.com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_planner_admi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pervis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2_travelplan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supervisortravels@gmail.com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2_travelplann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ordinat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Coordinator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plan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supervisortravels@gmail.com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planner</text:p>
          </table:table-cell>
          <table:table-cell office:value-type="string" calcext:value-type="string">
            <text:p>nieaktywne</text:p>
          </table:table-cell>
          <table:table-cell/>
        </table:table-row>
        <table:table-row table:style-name="ro1">
          <table:table-cell office:value-type="string" calcext:value-type="string">
            <text:p>Onet</text:p>
          </table:table-cell>
          <table:table-cell office:value-type="string" calcext:value-type="string">
            <text:p><text:a xlink:href="mailto:travel.planner.admin@onet.pl" xlink:type="simple">travel.planner.admin@onet.pl</text:a>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_planner_admi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employee_1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0_travelplan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t</text:p>
          </table:table-cell>
          <table:table-cell office:value-type="string" calcext:value-type="string">
            <text:p>travel.planner.employee1@onet.pl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 0 _ T r a v e l p l a n n e r</text:p>
          </table:table-cell>
          <table:table-cell office:value-type="string" calcext:value-type="string">
            <text:p>bez spacji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user_2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9_travelplan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t</text:p>
          </table:table-cell>
          <table:table-cell office:value-type="string" calcext:value-type="string">
            <text:p><text:a xlink:href="mailto:travel.planner.user_2@onet.pl" xlink:type="simple">travel.planner.user_2@onet.pl</text:a></text:p>
          </table:table-cell>
          <table:table-cell office:value-type="string" calcext:value-type="string">
            <text:p>password: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23randompasswor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user3</text:p>
          </table:table-cell>
          <table:table-cell/>
          <table:table-cell office:value-type="string" calcext:value-type="string">
            <text:p>9_travelplann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ployee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employee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walsk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.kowalski@op.p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mployee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coronavi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kiewic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.mickiewicz@gmail.com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import requests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username = 'pawelkowalik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token = '34f6961d165da5ad44690ad98a6d42916d8a16a7'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response = requests.get(</text:p>
          </table:table-cell>
          <table:table-cell table:number-columns-repeated="5"/>
        </table:table-row>
        <table:table-row table:style-name="ro4">
          <table:table-cell table:style-name="ce1" office:value-type="string" calcext:value-type="string">
            <text:p><text:s text:c="2"/>'https://www.pythonanywhere.com/api/v0/user/{username}/cpu/'.format(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<text:s text:c="6"/>username=usernam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<text:s text:c="2"/>),</text:p>
          </table:table-cell>
          <table:table-cell table:number-columns-repeated="5"/>
        </table:table-row>
        <table:table-row table:style-name="ro4">
          <table:table-cell table:style-name="ce1" office:value-type="string" calcext:value-type="string">
            <text:p><text:s text:c="2"/>headers={'Authorization': 'Token {token}'.format(token=token)}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)</text:p>
          </table:table-cell>
          <table:table-cell table:number-columns-repeated="5"/>
        </table:table-row>
        <table:table-row table:style-name="ro5">
          <table:table-cell table:style-name="ce1" office:value-type="string" calcext:value-type="string">
            <text:p>if response.status_code == 200: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<text:s text:c="2"/>print('CPU quota info:')</text:p>
          </table:table-cell>
          <table:table-cell table:number-columns-repeated="5"/>
        </table:table-row>
        <table:table-row table:style-name="ro5">
          <table:table-cell table:style-name="ce1" office:value-type="string" calcext:value-type="string">
            <text:p><text:s text:c="2"/>print(response.content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else:</text:p>
          </table:table-cell>
          <table:table-cell table:number-columns-repeated="5"/>
        </table:table-row>
        <table:table-row table:style-name="ro6">
          <table:table-cell table:style-name="ce1" office:value-type="string" calcext:value-type="string">
            <text:p><text:s text:c="2"/>print('Got unexpected status code {}: {!r}'.format(response.status_code, response.content)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.00.0000</text:date>, <text:time style:data-style-name="N2" text:time-value="12:27:52.581448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21:49:52.963833703</meta:creation-date>
    <dc:date>2020-03-23T09:45:32.650595412</dc:date>
    <meta:editing-duration>PT22H59M42S</meta:editing-duration>
    <meta:editing-cycles>5</meta:editing-cycles>
    <meta:generator>LibreOffice/6.0.7.3$Linux_X86_64 LibreOffice_project/00m0$Build-3</meta:generator>
    <meta:document-statistic meta:table-count="1" meta:cell-count="81" meta:object-count="0"/>
  </office:meta>
</office:document-meta>
</file>